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66in" svg:x="1.2823in" svg:y="0.1783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8004in" svg:height="4.5126in" svg:x="5.835in" svg:y="1.6445in">
            <draw:object draw:notify-on-update-of-ranges="Sheet1.C2:Sheet1.C42 Sheet1.D2:Sheet1.D42 Sheet1.F2:Sheet1.F22 Sheet1.G2:Sheet1.G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600" calcext:value-type="float">
            <text:p>6.00E+002</text:p>
          </table:table-cell>
          <table:table-cell table:formula="of:=[.B2]*2" office:value-type="float" office:value="1200" calcext:value-type="float">
            <text:p>1.20E+003</text:p>
          </table:table-cell>
          <table:table-cell office:value-type="float" office:value="12.877092" calcext:value-type="float">
            <text:p>1.29E+001</text:p>
          </table:table-cell>
          <table:table-cell table:style-name="ce1" office:value-type="float" office:value="400" calcext:value-type="float">
            <text:p>4.00E+002</text:p>
          </table:table-cell>
          <table:table-cell table:style-name="ce1" table:formula="of:=[.E2]*2" office:value-type="float" office:value="800" calcext:value-type="float">
            <text:p>8.00E+002</text:p>
          </table:table-cell>
          <table:table-cell table:style-name="ce1" office:value-type="float" office:value="11.094576" calcext:value-type="float">
            <text:p>1.11E+001</text:p>
          </table:table-cell>
        </table:table-row>
        <table:table-row table:style-name="ro1">
          <table:table-cell/>
          <table:table-cell office:value-type="float" office:value="590" calcext:value-type="float">
            <text:p>5.90E+002</text:p>
          </table:table-cell>
          <table:table-cell table:formula="of:=[.B3]*2" office:value-type="float" office:value="1180" calcext:value-type="float">
            <text:p>1.18E+003</text:p>
          </table:table-cell>
          <table:table-cell office:value-type="float" office:value="12.877388" calcext:value-type="float">
            <text:p>1.29E+001</text:p>
          </table:table-cell>
          <table:table-cell table:style-name="ce1" office:value-type="float" office:value="390" calcext:value-type="float">
            <text:p>3.90E+002</text:p>
          </table:table-cell>
          <table:table-cell table:style-name="ce1" table:formula="of:=[.E3]*2" office:value-type="float" office:value="780" calcext:value-type="float">
            <text:p>7.80E+002</text:p>
          </table:table-cell>
          <table:table-cell table:style-name="ce1" office:value-type="float" office:value="11.094801" calcext:value-type="float">
            <text:p>1.11E+001</text:p>
          </table:table-cell>
        </table:table-row>
        <table:table-row table:style-name="ro1">
          <table:table-cell/>
          <table:table-cell office:value-type="float" office:value="580" calcext:value-type="float">
            <text:p>5.80E+002</text:p>
          </table:table-cell>
          <table:table-cell table:formula="of:=[.B4]*2" office:value-type="float" office:value="1160" calcext:value-type="float">
            <text:p>1.16E+003</text:p>
          </table:table-cell>
          <table:table-cell office:value-type="float" office:value="12.877333" calcext:value-type="float">
            <text:p>1.29E+001</text:p>
          </table:table-cell>
          <table:table-cell table:style-name="ce1" office:value-type="float" office:value="380" calcext:value-type="float">
            <text:p>3.80E+002</text:p>
          </table:table-cell>
          <table:table-cell table:style-name="ce1" table:formula="of:=[.E4]*2" office:value-type="float" office:value="760" calcext:value-type="float">
            <text:p>7.60E+002</text:p>
          </table:table-cell>
          <table:table-cell table:style-name="ce1" office:value-type="float" office:value="11.094795" calcext:value-type="float">
            <text:p>1.11E+001</text:p>
          </table:table-cell>
        </table:table-row>
        <table:table-row table:style-name="ro1">
          <table:table-cell/>
          <table:table-cell office:value-type="float" office:value="570" calcext:value-type="float">
            <text:p>5.70E+002</text:p>
          </table:table-cell>
          <table:table-cell table:formula="of:=[.B5]*2" office:value-type="float" office:value="1140" calcext:value-type="float">
            <text:p>1.14E+003</text:p>
          </table:table-cell>
          <table:table-cell office:value-type="float" office:value="12.876559" calcext:value-type="float">
            <text:p>1.29E+001</text:p>
          </table:table-cell>
          <table:table-cell table:style-name="ce1" office:value-type="float" office:value="370" calcext:value-type="float">
            <text:p>3.70E+002</text:p>
          </table:table-cell>
          <table:table-cell table:style-name="ce1" table:formula="of:=[.E5]*2" office:value-type="float" office:value="740" calcext:value-type="float">
            <text:p>7.40E+002</text:p>
          </table:table-cell>
          <table:table-cell table:style-name="ce1" office:value-type="float" office:value="11.09495" calcext:value-type="float">
            <text:p>1.11E+001</text:p>
          </table:table-cell>
        </table:table-row>
        <table:table-row table:style-name="ro1">
          <table:table-cell/>
          <table:table-cell office:value-type="float" office:value="560" calcext:value-type="float">
            <text:p>5.60E+002</text:p>
          </table:table-cell>
          <table:table-cell table:formula="of:=[.B6]*2" office:value-type="float" office:value="1120" calcext:value-type="float">
            <text:p>1.12E+003</text:p>
          </table:table-cell>
          <table:table-cell office:value-type="float" office:value="12.875231" calcext:value-type="float">
            <text:p>1.29E+001</text:p>
          </table:table-cell>
          <table:table-cell table:style-name="ce1" office:value-type="float" office:value="360" calcext:value-type="float">
            <text:p>3.60E+002</text:p>
          </table:table-cell>
          <table:table-cell table:style-name="ce1" table:formula="of:=[.E6]*2" office:value-type="float" office:value="720" calcext:value-type="float">
            <text:p>7.20E+002</text:p>
          </table:table-cell>
          <table:table-cell table:style-name="ce1" office:value-type="float" office:value="11.094927" calcext:value-type="float">
            <text:p>1.11E+001</text:p>
          </table:table-cell>
        </table:table-row>
        <table:table-row table:style-name="ro1">
          <table:table-cell/>
          <table:table-cell office:value-type="float" office:value="550" calcext:value-type="float">
            <text:p>5.50E+002</text:p>
          </table:table-cell>
          <table:table-cell table:formula="of:=[.B7]*2" office:value-type="float" office:value="1100" calcext:value-type="float">
            <text:p>1.10E+003</text:p>
          </table:table-cell>
          <table:table-cell office:value-type="float" office:value="12.873304" calcext:value-type="float">
            <text:p>1.29E+001</text:p>
          </table:table-cell>
          <table:table-cell table:style-name="ce1" office:value-type="float" office:value="350" calcext:value-type="float">
            <text:p>3.50E+002</text:p>
          </table:table-cell>
          <table:table-cell table:style-name="ce1" table:formula="of:=[.E7]*2" office:value-type="float" office:value="700" calcext:value-type="float">
            <text:p>7.00E+002</text:p>
          </table:table-cell>
          <table:table-cell table:style-name="ce1" office:value-type="float" office:value="11.095021" calcext:value-type="float">
            <text:p>1.11E+001</text:p>
          </table:table-cell>
        </table:table-row>
        <table:table-row table:style-name="ro1">
          <table:table-cell/>
          <table:table-cell office:value-type="float" office:value="540" calcext:value-type="float">
            <text:p>5.40E+002</text:p>
          </table:table-cell>
          <table:table-cell table:formula="of:=[.B8]*2" office:value-type="float" office:value="1080" calcext:value-type="float">
            <text:p>1.08E+003</text:p>
          </table:table-cell>
          <table:table-cell office:value-type="float" office:value="12.869689" calcext:value-type="float">
            <text:p>1.29E+001</text:p>
          </table:table-cell>
          <table:table-cell table:style-name="ce1" office:value-type="float" office:value="340" calcext:value-type="float">
            <text:p>3.40E+002</text:p>
          </table:table-cell>
          <table:table-cell table:style-name="ce1" table:formula="of:=[.E8]*2" office:value-type="float" office:value="680" calcext:value-type="float">
            <text:p>6.80E+002</text:p>
          </table:table-cell>
          <table:table-cell table:style-name="ce1" office:value-type="float" office:value="11.094936" calcext:value-type="float">
            <text:p>1.11E+001</text:p>
          </table:table-cell>
        </table:table-row>
        <table:table-row table:style-name="ro1">
          <table:table-cell/>
          <table:table-cell office:value-type="float" office:value="530" calcext:value-type="float">
            <text:p>5.30E+002</text:p>
          </table:table-cell>
          <table:table-cell table:formula="of:=[.B9]*2" office:value-type="float" office:value="1060" calcext:value-type="float">
            <text:p>1.06E+003</text:p>
          </table:table-cell>
          <table:table-cell office:value-type="float" office:value="12.862738" calcext:value-type="float">
            <text:p>1.29E+001</text:p>
          </table:table-cell>
          <table:table-cell table:style-name="ce1" office:value-type="float" office:value="330" calcext:value-type="float">
            <text:p>3.30E+002</text:p>
          </table:table-cell>
          <table:table-cell table:style-name="ce1" table:formula="of:=[.E9]*2" office:value-type="float" office:value="660" calcext:value-type="float">
            <text:p>6.60E+002</text:p>
          </table:table-cell>
          <table:table-cell table:style-name="ce1" office:value-type="float" office:value="11.094869" calcext:value-type="float">
            <text:p>1.11E+001</text:p>
          </table:table-cell>
        </table:table-row>
        <table:table-row table:style-name="ro1">
          <table:table-cell/>
          <table:table-cell office:value-type="float" office:value="520" calcext:value-type="float">
            <text:p>5.20E+002</text:p>
          </table:table-cell>
          <table:table-cell table:formula="of:=[.B10]*2" office:value-type="float" office:value="1040" calcext:value-type="float">
            <text:p>1.04E+003</text:p>
          </table:table-cell>
          <table:table-cell office:value-type="float" office:value="12.848541" calcext:value-type="float">
            <text:p>1.28E+001</text:p>
          </table:table-cell>
          <table:table-cell table:style-name="ce1" office:value-type="float" office:value="320" calcext:value-type="float">
            <text:p>3.20E+002</text:p>
          </table:table-cell>
          <table:table-cell table:style-name="ce1" table:formula="of:=[.E10]*2" office:value-type="float" office:value="640" calcext:value-type="float">
            <text:p>6.40E+002</text:p>
          </table:table-cell>
          <table:table-cell table:style-name="ce1" office:value-type="float" office:value="11.094207" calcext:value-type="float">
            <text:p>1.11E+001</text:p>
          </table:table-cell>
        </table:table-row>
        <table:table-row table:style-name="ro1">
          <table:table-cell/>
          <table:table-cell office:value-type="float" office:value="510" calcext:value-type="float">
            <text:p>5.10E+002</text:p>
          </table:table-cell>
          <table:table-cell table:formula="of:=[.B11]*2" office:value-type="float" office:value="1020" calcext:value-type="float">
            <text:p>1.02E+003</text:p>
          </table:table-cell>
          <table:table-cell office:value-type="float" office:value="12.825181" calcext:value-type="float">
            <text:p>1.28E+001</text:p>
          </table:table-cell>
          <table:table-cell table:style-name="ce1" office:value-type="float" office:value="310" calcext:value-type="float">
            <text:p>3.10E+002</text:p>
          </table:table-cell>
          <table:table-cell table:style-name="ce1" table:formula="of:=[.E11]*2" office:value-type="float" office:value="620" calcext:value-type="float">
            <text:p>6.20E+002</text:p>
          </table:table-cell>
          <table:table-cell table:style-name="ce1" office:value-type="float" office:value="11.092459" calcext:value-type="float">
            <text:p>1.11E+001</text:p>
          </table:table-cell>
        </table:table-row>
        <table:table-row table:style-name="ro1">
          <table:table-cell/>
          <table:table-cell office:value-type="float" office:value="500" calcext:value-type="float">
            <text:p>5.00E+002</text:p>
          </table:table-cell>
          <table:table-cell table:formula="of:=[.B12]*2" office:value-type="float" office:value="1000" calcext:value-type="float">
            <text:p>1.00E+003</text:p>
          </table:table-cell>
          <table:table-cell office:value-type="float" office:value="12.782655" calcext:value-type="float">
            <text:p>1.28E+001</text:p>
          </table:table-cell>
          <table:table-cell table:style-name="ce1" office:value-type="float" office:value="300" calcext:value-type="float">
            <text:p>3.00E+002</text:p>
          </table:table-cell>
          <table:table-cell table:style-name="ce1" table:formula="of:=[.E12]*2" office:value-type="float" office:value="600" calcext:value-type="float">
            <text:p>6.00E+002</text:p>
          </table:table-cell>
          <table:table-cell table:style-name="ce1" office:value-type="float" office:value="11.089508" calcext:value-type="float">
            <text:p>1.11E+001</text:p>
          </table:table-cell>
        </table:table-row>
        <table:table-row table:style-name="ro1">
          <table:table-cell/>
          <table:table-cell office:value-type="float" office:value="490" calcext:value-type="float">
            <text:p>4.90E+002</text:p>
          </table:table-cell>
          <table:table-cell table:formula="of:=[.B13]*2" office:value-type="float" office:value="980" calcext:value-type="float">
            <text:p>9.80E+002</text:p>
          </table:table-cell>
          <table:table-cell office:value-type="float" office:value="6.394798" calcext:value-type="float">
            <text:p>6.39E+000</text:p>
          </table:table-cell>
          <table:table-cell table:style-name="ce1" office:value-type="float" office:value="290" calcext:value-type="float">
            <text:p>2.90E+002</text:p>
          </table:table-cell>
          <table:table-cell table:style-name="ce1" table:formula="of:=[.E13]*2" office:value-type="float" office:value="580" calcext:value-type="float">
            <text:p>5.80E+002</text:p>
          </table:table-cell>
          <table:table-cell table:style-name="ce1" office:value-type="float" office:value="11.086483" calcext:value-type="float">
            <text:p>1.11E+001</text:p>
          </table:table-cell>
        </table:table-row>
        <table:table-row table:style-name="ro1">
          <table:table-cell/>
          <table:table-cell office:value-type="float" office:value="480" calcext:value-type="float">
            <text:p>4.80E+002</text:p>
          </table:table-cell>
          <table:table-cell table:formula="of:=[.B14]*2" office:value-type="float" office:value="960" calcext:value-type="float">
            <text:p>9.60E+002</text:p>
          </table:table-cell>
          <table:table-cell office:value-type="float" office:value="10.739865" calcext:value-type="float">
            <text:p>1.07E+001</text:p>
          </table:table-cell>
          <table:table-cell table:style-name="ce1" office:value-type="float" office:value="280" calcext:value-type="float">
            <text:p>2.80E+002</text:p>
          </table:table-cell>
          <table:table-cell table:style-name="ce1" table:formula="of:=[.E14]*2" office:value-type="float" office:value="560" calcext:value-type="float">
            <text:p>5.60E+002</text:p>
          </table:table-cell>
          <table:table-cell table:style-name="ce1" office:value-type="float" office:value="11.081949" calcext:value-type="float">
            <text:p>1.11E+001</text:p>
          </table:table-cell>
        </table:table-row>
        <table:table-row table:style-name="ro1">
          <table:table-cell/>
          <table:table-cell office:value-type="float" office:value="470" calcext:value-type="float">
            <text:p>4.70E+002</text:p>
          </table:table-cell>
          <table:table-cell table:formula="of:=[.B15]*2" office:value-type="float" office:value="940" calcext:value-type="float">
            <text:p>9.40E+002</text:p>
          </table:table-cell>
          <table:table-cell office:value-type="float" office:value="0.751043942" calcext:value-type="float">
            <text:p>7.51E-001</text:p>
          </table:table-cell>
          <table:table-cell table:style-name="ce1" office:value-type="float" office:value="270" calcext:value-type="float">
            <text:p>2.70E+002</text:p>
          </table:table-cell>
          <table:table-cell table:style-name="ce1" table:formula="of:=[.E15]*2" office:value-type="float" office:value="540" calcext:value-type="float">
            <text:p>5.40E+002</text:p>
          </table:table-cell>
          <table:table-cell table:style-name="ce1" office:value-type="float" office:value="3.598781" calcext:value-type="float">
            <text:p>3.60E+000</text:p>
          </table:table-cell>
        </table:table-row>
        <table:table-row table:style-name="ro1">
          <table:table-cell/>
          <table:table-cell office:value-type="float" office:value="460" calcext:value-type="float">
            <text:p>4.60E+002</text:p>
          </table:table-cell>
          <table:table-cell table:formula="of:=[.B16]*2" office:value-type="float" office:value="920" calcext:value-type="float">
            <text:p>9.20E+002</text:p>
          </table:table-cell>
          <table:table-cell office:value-type="float" office:value="0.415666446" calcext:value-type="float">
            <text:p>4.16E-001</text:p>
          </table:table-cell>
          <table:table-cell table:style-name="ce1" office:value-type="float" office:value="260" calcext:value-type="float">
            <text:p>2.60E+002</text:p>
          </table:table-cell>
          <table:table-cell table:style-name="ce1" table:formula="of:=[.E16]*2" office:value-type="float" office:value="520" calcext:value-type="float">
            <text:p>5.20E+002</text:p>
          </table:table-cell>
          <table:table-cell table:style-name="ce1" office:value-type="float" office:value="3.35615" calcext:value-type="float">
            <text:p>3.36E+000</text:p>
          </table:table-cell>
        </table:table-row>
        <table:table-row table:style-name="ro1">
          <table:table-cell/>
          <table:table-cell office:value-type="float" office:value="450" calcext:value-type="float">
            <text:p>4.50E+002</text:p>
          </table:table-cell>
          <table:table-cell table:formula="of:=[.B17]*2" office:value-type="float" office:value="900" calcext:value-type="float">
            <text:p>9.00E+002</text:p>
          </table:table-cell>
          <table:table-cell office:value-type="float" office:value="0.391419406" calcext:value-type="float">
            <text:p>3.91E-001</text:p>
          </table:table-cell>
          <table:table-cell table:style-name="ce1" office:value-type="float" office:value="250" calcext:value-type="float">
            <text:p>2.50E+002</text:p>
          </table:table-cell>
          <table:table-cell table:style-name="ce1" table:formula="of:=[.E17]*2" office:value-type="float" office:value="500" calcext:value-type="float">
            <text:p>5.00E+002</text:p>
          </table:table-cell>
          <table:table-cell table:style-name="ce1" office:value-type="float" office:value="11.01494" calcext:value-type="float">
            <text:p>1.10E+001</text:p>
          </table:table-cell>
        </table:table-row>
        <table:table-row table:style-name="ro1">
          <table:table-cell/>
          <table:table-cell office:value-type="float" office:value="440" calcext:value-type="float">
            <text:p>4.40E+002</text:p>
          </table:table-cell>
          <table:table-cell table:formula="of:=[.B18]*2" office:value-type="float" office:value="880" calcext:value-type="float">
            <text:p>8.80E+002</text:p>
          </table:table-cell>
          <table:table-cell office:value-type="float" office:value="0.380947569" calcext:value-type="float">
            <text:p>3.81E-001</text:p>
          </table:table-cell>
          <table:table-cell table:style-name="ce1" office:value-type="float" office:value="240" calcext:value-type="float">
            <text:p>2.40E+002</text:p>
          </table:table-cell>
          <table:table-cell table:style-name="ce1" table:formula="of:=[.E18]*2" office:value-type="float" office:value="480" calcext:value-type="float">
            <text:p>4.80E+002</text:p>
          </table:table-cell>
          <table:table-cell table:style-name="ce1" office:value-type="float" office:value="7.546083" calcext:value-type="float">
            <text:p>7.55E+000</text:p>
          </table:table-cell>
        </table:table-row>
        <table:table-row table:style-name="ro1">
          <table:table-cell/>
          <table:table-cell office:value-type="float" office:value="430" calcext:value-type="float">
            <text:p>4.30E+002</text:p>
          </table:table-cell>
          <table:table-cell table:formula="of:=[.B19]*2" office:value-type="float" office:value="860" calcext:value-type="float">
            <text:p>8.60E+002</text:p>
          </table:table-cell>
          <table:table-cell office:value-type="float" office:value="0.372104672" calcext:value-type="float">
            <text:p>3.72E-001</text:p>
          </table:table-cell>
          <table:table-cell table:style-name="ce1" office:value-type="float" office:value="230" calcext:value-type="float">
            <text:p>2.30E+002</text:p>
          </table:table-cell>
          <table:table-cell table:style-name="ce1" table:formula="of:=[.E19]*2" office:value-type="float" office:value="460" calcext:value-type="float">
            <text:p>4.60E+002</text:p>
          </table:table-cell>
          <table:table-cell table:style-name="ce1" office:value-type="float" office:value="3.824028" calcext:value-type="float">
            <text:p>3.82E+000</text:p>
          </table:table-cell>
        </table:table-row>
        <table:table-row table:style-name="ro1">
          <table:table-cell/>
          <table:table-cell office:value-type="float" office:value="420" calcext:value-type="float">
            <text:p>4.20E+002</text:p>
          </table:table-cell>
          <table:table-cell table:formula="of:=[.B20]*2" office:value-type="float" office:value="840" calcext:value-type="float">
            <text:p>8.40E+002</text:p>
          </table:table-cell>
          <table:table-cell office:value-type="float" office:value="0.355765808" calcext:value-type="float">
            <text:p>3.56E-001</text:p>
          </table:table-cell>
          <table:table-cell table:style-name="ce1" office:value-type="float" office:value="220" calcext:value-type="float">
            <text:p>2.20E+002</text:p>
          </table:table-cell>
          <table:table-cell table:style-name="ce1" table:formula="of:=[.E20]*2" office:value-type="float" office:value="440" calcext:value-type="float">
            <text:p>4.40E+002</text:p>
          </table:table-cell>
          <table:table-cell table:style-name="ce1" office:value-type="float" office:value="2.192633" calcext:value-type="float">
            <text:p>2.19E+000</text:p>
          </table:table-cell>
        </table:table-row>
        <table:table-row table:style-name="ro1">
          <table:table-cell/>
          <table:table-cell office:value-type="float" office:value="410" calcext:value-type="float">
            <text:p>4.10E+002</text:p>
          </table:table-cell>
          <table:table-cell table:formula="of:=[.B21]*2" office:value-type="float" office:value="820" calcext:value-type="float">
            <text:p>8.20E+002</text:p>
          </table:table-cell>
          <table:table-cell office:value-type="float" office:value="0.348521716" calcext:value-type="float">
            <text:p>3.49E-001</text:p>
          </table:table-cell>
          <table:table-cell table:style-name="ce1" office:value-type="float" office:value="210" calcext:value-type="float">
            <text:p>2.10E+002</text:p>
          </table:table-cell>
          <table:table-cell table:style-name="ce1" table:formula="of:=[.E21]*2" office:value-type="float" office:value="420" calcext:value-type="float">
            <text:p>4.20E+002</text:p>
          </table:table-cell>
          <table:table-cell table:style-name="ce1" office:value-type="float" office:value="1.57327" calcext:value-type="float">
            <text:p>1.57E+000</text:p>
          </table:table-cell>
        </table:table-row>
        <table:table-row table:style-name="ro1">
          <table:table-cell/>
          <table:table-cell office:value-type="float" office:value="400" calcext:value-type="float">
            <text:p>4.00E+002</text:p>
          </table:table-cell>
          <table:table-cell table:formula="of:=[.B22]*2" office:value-type="float" office:value="800" calcext:value-type="float">
            <text:p>8.00E+002</text:p>
          </table:table-cell>
          <table:table-cell office:value-type="float" office:value="0.359056664" calcext:value-type="float">
            <text:p>3.59E-001</text:p>
          </table:table-cell>
          <table:table-cell table:style-name="ce1" office:value-type="float" office:value="200" calcext:value-type="float">
            <text:p>2.00E+002</text:p>
          </table:table-cell>
          <table:table-cell table:style-name="ce1" table:formula="of:=[.E22]*2" office:value-type="float" office:value="400" calcext:value-type="float">
            <text:p>4.00E+002</text:p>
          </table:table-cell>
          <table:table-cell table:style-name="ce1" office:value-type="float" office:value="1.426079" calcext:value-type="float">
            <text:p>1.43E+000</text:p>
          </table:table-cell>
        </table:table-row>
        <table:table-row table:style-name="ro1">
          <table:table-cell/>
          <table:table-cell office:value-type="float" office:value="390" calcext:value-type="float">
            <text:p>3.90E+002</text:p>
          </table:table-cell>
          <table:table-cell table:formula="of:=[.B23]*2" office:value-type="float" office:value="780" calcext:value-type="float">
            <text:p>7.80E+002</text:p>
          </table:table-cell>
          <table:table-cell office:value-type="float" office:value="0.340701668" calcext:value-type="float">
            <text:p>3.41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" calcext:value-type="float">
            <text:p>3.80E+002</text:p>
          </table:table-cell>
          <table:table-cell table:formula="of:=[.B24]*2" office:value-type="float" office:value="760" calcext:value-type="float">
            <text:p>7.60E+002</text:p>
          </table:table-cell>
          <table:table-cell office:value-type="float" office:value="0.346865485" calcext:value-type="float">
            <text:p>3.47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0" calcext:value-type="float">
            <text:p>3.70E+002</text:p>
          </table:table-cell>
          <table:table-cell table:formula="of:=[.B25]*2" office:value-type="float" office:value="740" calcext:value-type="float">
            <text:p>7.40E+002</text:p>
          </table:table-cell>
          <table:table-cell office:value-type="float" office:value="0.340059189" calcext:value-type="float">
            <text:p>3.40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" calcext:value-type="float">
            <text:p>3.60E+002</text:p>
          </table:table-cell>
          <table:table-cell table:formula="of:=[.B26]*2" office:value-type="float" office:value="720" calcext:value-type="float">
            <text:p>7.20E+002</text:p>
          </table:table-cell>
          <table:table-cell office:value-type="float" office:value="0.347368097" calcext:value-type="float">
            <text:p>3.47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" calcext:value-type="float">
            <text:p>3.50E+002</text:p>
          </table:table-cell>
          <table:table-cell table:formula="of:=[.B27]*2" office:value-type="float" office:value="700" calcext:value-type="float">
            <text:p>7.00E+002</text:p>
          </table:table-cell>
          <table:table-cell office:value-type="float" office:value="0.364011143" calcext:value-type="float">
            <text:p>3.64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" calcext:value-type="float">
            <text:p>3.40E+002</text:p>
          </table:table-cell>
          <table:table-cell table:formula="of:=[.B28]*2" office:value-type="float" office:value="680" calcext:value-type="float">
            <text:p>6.80E+002</text:p>
          </table:table-cell>
          <table:table-cell office:value-type="float" office:value="0.356569191" calcext:value-type="float">
            <text:p>3.57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0" calcext:value-type="float">
            <text:p>3.30E+002</text:p>
          </table:table-cell>
          <table:table-cell table:formula="of:=[.B29]*2" office:value-type="float" office:value="660" calcext:value-type="float">
            <text:p>6.60E+002</text:p>
          </table:table-cell>
          <table:table-cell office:value-type="float" office:value="4.401935" calcext:value-type="float">
            <text:p>4.40E+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 calcext:value-type="float">
            <text:p>3.20E+002</text:p>
          </table:table-cell>
          <table:table-cell table:formula="of:=[.B30]*2" office:value-type="float" office:value="640" calcext:value-type="float">
            <text:p>6.40E+002</text:p>
          </table:table-cell>
          <table:table-cell office:value-type="float" office:value="0.345188189" calcext:value-type="float">
            <text:p>3.45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" calcext:value-type="float">
            <text:p>3.10E+002</text:p>
          </table:table-cell>
          <table:table-cell table:formula="of:=[.B31]*2" office:value-type="float" office:value="620" calcext:value-type="float">
            <text:p>6.20E+002</text:p>
          </table:table-cell>
          <table:table-cell office:value-type="float" office:value="0.339183002" calcext:value-type="float">
            <text:p>3.39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.00E+002</text:p>
          </table:table-cell>
          <table:table-cell table:formula="of:=[.B32]*2" office:value-type="float" office:value="600" calcext:value-type="float">
            <text:p>6.00E+002</text:p>
          </table:table-cell>
          <table:table-cell office:value-type="float" office:value="0.335056355" calcext:value-type="float">
            <text:p>3.35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" calcext:value-type="float">
            <text:p>2.90E+002</text:p>
          </table:table-cell>
          <table:table-cell table:formula="of:=[.B33]*2" office:value-type="float" office:value="580" calcext:value-type="float">
            <text:p>5.80E+002</text:p>
          </table:table-cell>
          <table:table-cell office:value-type="float" office:value="0.326358442" calcext:value-type="float">
            <text:p>3.26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.80E+002</text:p>
          </table:table-cell>
          <table:table-cell table:formula="of:=[.B34]*2" office:value-type="float" office:value="560" calcext:value-type="float">
            <text:p>5.60E+002</text:p>
          </table:table-cell>
          <table:table-cell office:value-type="float" office:value="1.148576" calcext:value-type="float">
            <text:p>1.15E+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.70E+002</text:p>
          </table:table-cell>
          <table:table-cell table:formula="of:=[.B35]*2" office:value-type="float" office:value="540" calcext:value-type="float">
            <text:p>5.40E+002</text:p>
          </table:table-cell>
          <table:table-cell office:value-type="float" office:value="0.313712412" calcext:value-type="float">
            <text:p>3.14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.60E+002</text:p>
          </table:table-cell>
          <table:table-cell table:formula="of:=[.B36]*2" office:value-type="float" office:value="520" calcext:value-type="float">
            <text:p>5.20E+002</text:p>
          </table:table-cell>
          <table:table-cell office:value-type="float" office:value="1.125375" calcext:value-type="float">
            <text:p>1.13E+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.50E+002</text:p>
          </table:table-cell>
          <table:table-cell table:formula="of:=[.B37]*2" office:value-type="float" office:value="500" calcext:value-type="float">
            <text:p>5.00E+002</text:p>
          </table:table-cell>
          <table:table-cell office:value-type="float" office:value="1.098934" calcext:value-type="float">
            <text:p>1.10E+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.40E+002</text:p>
          </table:table-cell>
          <table:table-cell table:formula="of:=[.B38]*2" office:value-type="float" office:value="480" calcext:value-type="float">
            <text:p>4.80E+002</text:p>
          </table:table-cell>
          <table:table-cell office:value-type="float" office:value="0.279913477" calcext:value-type="float">
            <text:p>2.80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.30E+002</text:p>
          </table:table-cell>
          <table:table-cell table:formula="of:=[.B39]*2" office:value-type="float" office:value="460" calcext:value-type="float">
            <text:p>4.60E+002</text:p>
          </table:table-cell>
          <table:table-cell office:value-type="float" office:value="0.358728573" calcext:value-type="float">
            <text:p>3.59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.20E+002</text:p>
          </table:table-cell>
          <table:table-cell table:formula="of:=[.B40]*2" office:value-type="float" office:value="440" calcext:value-type="float">
            <text:p>4.40E+002</text:p>
          </table:table-cell>
          <table:table-cell office:value-type="float" office:value="0.425326906" calcext:value-type="float">
            <text:p>4.25E-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.10E+002</text:p>
          </table:table-cell>
          <table:table-cell table:formula="of:=[.B41]*2" office:value-type="float" office:value="420" calcext:value-type="float">
            <text:p>4.20E+002</text:p>
          </table:table-cell>
          <table:table-cell office:value-type="float" office:value="3.308757" calcext:value-type="float">
            <text:p>3.31E+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.00E+002</text:p>
          </table:table-cell>
          <table:table-cell table:formula="of:=[.B42]*2" office:value-type="float" office:value="400" calcext:value-type="float">
            <text:p>4.00E+002</text:p>
          </table:table-cell>
          <table:table-cell office:value-type="float" office:value="0.421232427" calcext:value-type="float">
            <text:p>4.21E-0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7:45:56.312320820</meta:creation-date>
    <dc:date>2017-12-18T07:56:32.154347373</dc:date>
    <meta:editing-duration>P0D</meta:editing-duration>
    <meta:editing-cycles>1</meta:editing-cycles>
    <meta:document-statistic meta:table-count="1" meta:cell-count="186" meta:object-count="2"/>
    <meta:generator>LibreOffice/4.2.8.2$Linux_x86 LibreOffice_project/420m0$Build-2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tick-marks-major-inner="true" chart:tick-marks-major-outer="fals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">
      <style:chart-properties chart:display-label="true" chart:tick-marks-major-inner="true" chart:tick-marks-major-outer="false" chart:logarithmic="false" chart:origin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6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34cm" svg:height="11.463cm" xlink:href=".." xlink:type="simple" chart:class="chart:scatter" chart:style-name="ch1">
        <chart:plot-area chart:style-name="ch2" table:cell-range-address="Sheet1.C2:Sheet1.D42 Sheet1.G2:Sheet1.G22" svg:x="1.389cm" svg:y="0.229cm" svg:width="13.051cm" svg:height="9.94cm">
          <chartooo:coordinate-region svg:x="1.913cm" svg:y="0.443cm" svg:width="12.102cm" svg:height="9.202cm"/>
          <chart:axis chart:dimension="x" chart:name="primary-x" chart:style-name="ch3">
            <chart:title svg:x="6.965cm" svg:y="10.398cm" chart:style-name="ch4">
              <text:p>波長　(nm)</text:p>
            </chart:title>
          </chart:axis>
          <chart:axis chart:dimension="y" chart:name="primary-y" chart:style-name="ch5">
            <chart:title svg:x="0.451cm" svg:y="7.01cm" chart:style-name="ch6">
              <text:p>透過光強度　(arb. unit)</text:p>
            </chart:title>
          </chart:axis>
          <chart:series chart:style-name="ch7" chart:values-cell-range-address="Sheet1.D2:Sheet1.D42" chart:class="chart:scatter">
            <chart:domain table:cell-range-address="Sheet1.C2:Sheet1.C42"/>
            <chart:data-point chart:repeated="41"/>
          </chart:series>
          <chart:series chart:style-name="ch8" chart:values-cell-range-address="Sheet1.G2:Sheet1.G22" chart:class="chart:scatter">
            <chart:domain table:cell-range-address="Sheet1.F2:Sheet1.F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Sheet1.C2:Sheet1.C42</svg:desc>
                </draw:g>
              </table:table-cell>
              <table:table-cell office:value-type="float" office:value="12.877092">
                <text:p>12.877092</text:p>
                <draw:g>
                  <svg:desc>Sheet1.D2:Sheet1.D42</svg:desc>
                </draw:g>
              </table:table-cell>
              <table:table-cell office:value-type="float" office:value="800">
                <text:p>800</text:p>
                <draw:g>
                  <svg:desc>Sheet1.F2:Sheet1.F22</svg:desc>
                </draw:g>
              </table:table-cell>
              <table:table-cell office:value-type="float" office:value="11.094576">
                <text:p>11.094576</text:p>
                <draw:g>
                  <svg:desc>Sheet1.G2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0">
                <text:p>1180</text:p>
              </table:table-cell>
              <table:table-cell office:value-type="float" office:value="12.877388">
                <text:p>12.877388</text:p>
              </table:table-cell>
              <table:table-cell office:value-type="float" office:value="780">
                <text:p>780</text:p>
              </table:table-cell>
              <table:table-cell office:value-type="float" office:value="11.094801">
                <text:p>11.094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0">
                <text:p>1160</text:p>
              </table:table-cell>
              <table:table-cell office:value-type="float" office:value="12.877333">
                <text:p>12.877333</text:p>
              </table:table-cell>
              <table:table-cell office:value-type="float" office:value="760">
                <text:p>760</text:p>
              </table:table-cell>
              <table:table-cell office:value-type="float" office:value="11.094795">
                <text:p>11.094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0">
                <text:p>1140</text:p>
              </table:table-cell>
              <table:table-cell office:value-type="float" office:value="12.876559">
                <text:p>12.876559</text:p>
              </table:table-cell>
              <table:table-cell office:value-type="float" office:value="740">
                <text:p>740</text:p>
              </table:table-cell>
              <table:table-cell office:value-type="float" office:value="11.09495">
                <text:p>11.09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0">
                <text:p>1120</text:p>
              </table:table-cell>
              <table:table-cell office:value-type="float" office:value="12.875231">
                <text:p>12.875231</text:p>
              </table:table-cell>
              <table:table-cell office:value-type="float" office:value="720">
                <text:p>720</text:p>
              </table:table-cell>
              <table:table-cell office:value-type="float" office:value="11.094927">
                <text:p>11.094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12.873304">
                <text:p>12.873304</text:p>
              </table:table-cell>
              <table:table-cell office:value-type="float" office:value="700">
                <text:p>700</text:p>
              </table:table-cell>
              <table:table-cell office:value-type="float" office:value="11.095021">
                <text:p>11.095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0">
                <text:p>1080</text:p>
              </table:table-cell>
              <table:table-cell office:value-type="float" office:value="12.869689">
                <text:p>12.869689</text:p>
              </table:table-cell>
              <table:table-cell office:value-type="float" office:value="680">
                <text:p>680</text:p>
              </table:table-cell>
              <table:table-cell office:value-type="float" office:value="11.094936">
                <text:p>11.094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0">
                <text:p>1060</text:p>
              </table:table-cell>
              <table:table-cell office:value-type="float" office:value="12.862738">
                <text:p>12.862738</text:p>
              </table:table-cell>
              <table:table-cell office:value-type="float" office:value="660">
                <text:p>660</text:p>
              </table:table-cell>
              <table:table-cell office:value-type="float" office:value="11.094869">
                <text:p>11.094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0">
                <text:p>1040</text:p>
              </table:table-cell>
              <table:table-cell office:value-type="float" office:value="12.848541">
                <text:p>12.848541</text:p>
              </table:table-cell>
              <table:table-cell office:value-type="float" office:value="640">
                <text:p>640</text:p>
              </table:table-cell>
              <table:table-cell office:value-type="float" office:value="11.094207">
                <text:p>11.094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0">
                <text:p>1020</text:p>
              </table:table-cell>
              <table:table-cell office:value-type="float" office:value="12.825181">
                <text:p>12.825181</text:p>
              </table:table-cell>
              <table:table-cell office:value-type="float" office:value="620">
                <text:p>620</text:p>
              </table:table-cell>
              <table:table-cell office:value-type="float" office:value="11.092459">
                <text:p>11.092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2.782655">
                <text:p>12.782655</text:p>
              </table:table-cell>
              <table:table-cell office:value-type="float" office:value="600">
                <text:p>600</text:p>
              </table:table-cell>
              <table:table-cell office:value-type="float" office:value="11.089508">
                <text:p>11.089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0">
                <text:p>980</text:p>
              </table:table-cell>
              <table:table-cell office:value-type="float" office:value="6.394798">
                <text:p>6.394798</text:p>
              </table:table-cell>
              <table:table-cell office:value-type="float" office:value="580">
                <text:p>580</text:p>
              </table:table-cell>
              <table:table-cell office:value-type="float" office:value="11.086483">
                <text:p>11.086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0">
                <text:p>960</text:p>
              </table:table-cell>
              <table:table-cell office:value-type="float" office:value="10.739865">
                <text:p>10.739865</text:p>
              </table:table-cell>
              <table:table-cell office:value-type="float" office:value="560">
                <text:p>560</text:p>
              </table:table-cell>
              <table:table-cell office:value-type="float" office:value="11.081949">
                <text:p>11.081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0">
                <text:p>940</text:p>
              </table:table-cell>
              <table:table-cell office:value-type="float" office:value="0.751043942">
                <text:p>0.751043942</text:p>
              </table:table-cell>
              <table:table-cell office:value-type="float" office:value="540">
                <text:p>540</text:p>
              </table:table-cell>
              <table:table-cell office:value-type="float" office:value="3.598781">
                <text:p>3.598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0">
                <text:p>920</text:p>
              </table:table-cell>
              <table:table-cell office:value-type="float" office:value="0.415666446">
                <text:p>0.415666446</text:p>
              </table:table-cell>
              <table:table-cell office:value-type="float" office:value="520">
                <text:p>520</text:p>
              </table:table-cell>
              <table:table-cell office:value-type="float" office:value="3.35615">
                <text:p>3.35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0.391419406">
                <text:p>0.391419406</text:p>
              </table:table-cell>
              <table:table-cell office:value-type="float" office:value="500">
                <text:p>500</text:p>
              </table:table-cell>
              <table:table-cell office:value-type="float" office:value="11.01494">
                <text:p>11.01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0">
                <text:p>880</text:p>
              </table:table-cell>
              <table:table-cell office:value-type="float" office:value="0.380947569">
                <text:p>0.380947569</text:p>
              </table:table-cell>
              <table:table-cell office:value-type="float" office:value="480">
                <text:p>480</text:p>
              </table:table-cell>
              <table:table-cell office:value-type="float" office:value="7.546083">
                <text:p>7.546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0">
                <text:p>860</text:p>
              </table:table-cell>
              <table:table-cell office:value-type="float" office:value="0.372104672">
                <text:p>0.372104672</text:p>
              </table:table-cell>
              <table:table-cell office:value-type="float" office:value="460">
                <text:p>460</text:p>
              </table:table-cell>
              <table:table-cell office:value-type="float" office:value="3.824028">
                <text:p>3.824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0">
                <text:p>840</text:p>
              </table:table-cell>
              <table:table-cell office:value-type="float" office:value="0.355765808">
                <text:p>0.355765808</text:p>
              </table:table-cell>
              <table:table-cell office:value-type="float" office:value="440">
                <text:p>440</text:p>
              </table:table-cell>
              <table:table-cell office:value-type="float" office:value="2.192633">
                <text:p>2.192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0">
                <text:p>820</text:p>
              </table:table-cell>
              <table:table-cell office:value-type="float" office:value="0.348521716">
                <text:p>0.348521716</text:p>
              </table:table-cell>
              <table:table-cell office:value-type="float" office:value="420">
                <text:p>420</text:p>
              </table:table-cell>
              <table:table-cell office:value-type="float" office:value="1.57327">
                <text:p>1.57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">
                <text:p>800</text:p>
              </table:table-cell>
              <table:table-cell office:value-type="float" office:value="0.359056664">
                <text:p>0.359056664</text:p>
              </table:table-cell>
              <table:table-cell office:value-type="float" office:value="400">
                <text:p>400</text:p>
              </table:table-cell>
              <table:table-cell office:value-type="float" office:value="1.426079">
                <text:p>1.426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0">
                <text:p>780</text:p>
              </table:table-cell>
              <table:table-cell office:value-type="float" office:value="0.340701668">
                <text:p>0.34070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0">
                <text:p>760</text:p>
              </table:table-cell>
              <table:table-cell office:value-type="float" office:value="0.346865485">
                <text:p>0.34686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0">
                <text:p>740</text:p>
              </table:table-cell>
              <table:table-cell office:value-type="float" office:value="0.340059189">
                <text:p>0.34005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0">
                <text:p>720</text:p>
              </table:table-cell>
              <table:table-cell office:value-type="float" office:value="0.347368097">
                <text:p>0.34736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">
                <text:p>700</text:p>
              </table:table-cell>
              <table:table-cell office:value-type="float" office:value="0.364011143">
                <text:p>0.36401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0">
                <text:p>680</text:p>
              </table:table-cell>
              <table:table-cell office:value-type="float" office:value="0.356569191">
                <text:p>0.356569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0">
                <text:p>660</text:p>
              </table:table-cell>
              <table:table-cell office:value-type="float" office:value="4.401935">
                <text:p>4.40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0">
                <text:p>640</text:p>
              </table:table-cell>
              <table:table-cell office:value-type="float" office:value="0.345188189">
                <text:p>0.34518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">
                <text:p>620</text:p>
              </table:table-cell>
              <table:table-cell office:value-type="float" office:value="0.339183002">
                <text:p>0.339183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335056355">
                <text:p>0.33505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0">
                <text:p>580</text:p>
              </table:table-cell>
              <table:table-cell office:value-type="float" office:value="0.326358442">
                <text:p>0.32635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0">
                <text:p>560</text:p>
              </table:table-cell>
              <table:table-cell office:value-type="float" office:value="1.148576">
                <text:p>1.14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0">
                <text:p>540</text:p>
              </table:table-cell>
              <table:table-cell office:value-type="float" office:value="0.313712412">
                <text:p>0.31371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0">
                <text:p>520</text:p>
              </table:table-cell>
              <table:table-cell office:value-type="float" office:value="1.125375">
                <text:p>1.12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">
                <text:p>500</text:p>
              </table:table-cell>
              <table:table-cell office:value-type="float" office:value="1.098934">
                <text:p>1.098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0">
                <text:p>480</text:p>
              </table:table-cell>
              <table:table-cell office:value-type="float" office:value="0.279913477">
                <text:p>0.27991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0">
                <text:p>460</text:p>
              </table:table-cell>
              <table:table-cell office:value-type="float" office:value="0.358728573">
                <text:p>0.358728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">
                <text:p>440</text:p>
              </table:table-cell>
              <table:table-cell office:value-type="float" office:value="0.425326906">
                <text:p>0.42532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0">
                <text:p>420</text:p>
              </table:table-cell>
              <table:table-cell office:value-type="float" office:value="3.308757">
                <text:p>3.308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0.421232427">
                <text:p>0.42123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